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5A07E256.png"/>
  <manifest:file-entry manifest:media-type="image/png" manifest:full-path="Pictures/100002010000004000000040F938DA1A.png"/>
  <manifest:file-entry manifest:media-type="image/png" manifest:full-path="Pictures/100002010000004000000040062A965A.png"/>
  <manifest:file-entry manifest:media-type="image/png" manifest:full-path="Pictures/1000020100000040000000409C56742A.png"/>
  <manifest:file-entry manifest:media-type="image/png" manifest:full-path="Pictures/10000201000000400000004029577FAC.png"/>
  <manifest:file-entry manifest:media-type="image/png" manifest:full-path="Pictures/1000020100000040000000402222D6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198a8a" draw:marker-start-width="0.275cm" draw:marker-end-width="0.275cm" draw:fill="gradient" draw:fill-gradient-name="Light_20_blu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line-height="150%" fo:text-align="center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cm" svg:height="14cm" svg:x="16.6cm" svg:y="7.7cm">
          <text:p text:style-name="P2"/>
          <draw:enhanced-geometry svg:viewBox="0 0 21600 21600" draw:path-stretchpoint-x="10800" draw:path-stretchpoint-y="10800" draw:text-areas="?f3 ?f4 ?f5 ?f6" draw:type="round-rectangle" draw:modifiers="1390.001817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4cm" svg:x="0.1cm" svg:y="7.7cm">
          <text:p text:style-name="P2"/>
          <draw:enhanced-geometry svg:viewBox="0 0 21600 21600" draw:path-stretchpoint-x="10800" draw:path-stretchpoint-y="10800" draw:text-areas="?f3 ?f4 ?f5 ?f6" draw:type="round-rectangle" draw:modifiers="1390.001817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6.5cm" svg:height="6.1cm" svg:x="0.1cm" svg:y="0.1cm">
          <text:p text:style-name="P2"/>
          <draw:enhanced-geometry svg:viewBox="0 0 21600 21600" draw:path-stretchpoint-x="10800" draw:path-stretchpoint-y="10800" draw:text-areas="?f3 ?f4 ?f5 ?f6" draw:type="round-rectangle" draw:modifiers="1390.001817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id="id2" draw:layer="layout" svg:width="2.256cm" svg:height="2.256cm" svg:x="9.6cm" svg:y="2.6cm">
          <draw:image xlink:href="Pictures/100002010000004000000040062A965A.png" xlink:type="simple" xlink:show="embed" xlink:actuate="onLoad">
            <text:p text:style-name="P2"/>
          </draw:image>
        </draw:frame>
        <draw:g>
          <draw:frame draw:style-name="gr2" draw:text-style-name="P1" draw:id="id1" draw:layer="layout" svg:width="2cm" svg:height="2cm" svg:x="3.6cm" svg:y="0.8cm">
            <draw:image xlink:href="Pictures/10000201000000400000004029577FAC.png" xlink:type="simple" xlink:show="embed" xlink:actuate="onLoad">
              <text:p text:style-name="P2"/>
            </draw:image>
          </draw:frame>
          <draw:frame draw:style-name="gr3" draw:layer="layout" svg:width="3.275cm" svg:height="0.963cm" svg:x="0.6cm" svg:y="1.319cm">
            <draw:text-box>
              <text:p text:style-name="P2">Binary file</text:p>
            </draw:text-box>
          </draw:frame>
        </draw:g>
        <draw:g>
          <draw:frame draw:style-name="gr2" draw:text-style-name="P1" draw:layer="layout" svg:width="1.692cm" svg:height="1.692cm" svg:x="3.754cm" svg:y="3.8cm">
            <draw:image xlink:href="Pictures/1000020100000040000000409C56742A.png" xlink:type="simple" xlink:show="embed" xlink:actuate="onLoad">
              <text:p text:style-name="P2"/>
            </draw:image>
          </draw:frame>
          <draw:frame draw:style-name="gr3" draw:layer="layout" svg:width="3.211cm" svg:height="0.963cm" svg:x="0.664cm" svg:y="4.165cm">
            <draw:text-box>
              <text:p text:style-name="P2">Database</text:p>
            </draw:text-box>
          </draw:frame>
        </draw:g>
        <draw:frame draw:style-name="gr3" draw:layer="layout" svg:width="4.744cm" svg:height="0.963cm" svg:x="8.356cm" svg:y="4.737cm">
          <draw:text-box>
            <text:p text:style-name="P2">Transformation</text:p>
          </draw:text-box>
        </draw:frame>
        <draw:g>
          <draw:frame draw:style-name="gr2" draw:text-style-name="P1" draw:layer="layout" svg:width="1.757cm" svg:height="1.757cm" svg:x="16.768cm" svg:y="1.45cm">
            <draw:image xlink:href="Pictures/100002010000004000000040F938DA1A.png" xlink:type="simple" xlink:show="embed" xlink:actuate="onLoad">
              <text:p text:style-name="P2"/>
            </draw:image>
          </draw:frame>
          <draw:frame draw:style-name="gr3" draw:text-style-name="P5" draw:layer="layout" svg:width="4.092cm" svg:height="1.675cm" svg:x="15.6cm" svg:y="3.05cm">
            <draw:text-box>
              <text:p text:style-name="P3">Spreadsheet</text:p>
              <text:p text:style-name="P4">document</text:p>
            </draw:text-box>
          </draw:frame>
        </draw:g>
        <draw:g>
          <draw:frame draw:style-name="gr2" draw:text-style-name="P1" draw:layer="layout" svg:width="2.256cm" svg:height="2.256cm" svg:x="23.018cm" svg:y="1.2cm">
            <draw:image xlink:href="Pictures/1000020100000040000000402222D635.png" xlink:type="simple" xlink:show="embed" xlink:actuate="onLoad">
              <text:p text:style-name="P2"/>
            </draw:image>
          </draw:frame>
          <draw:frame draw:style-name="gr3" draw:text-style-name="P1" draw:layer="layout" svg:width="4.092cm" svg:height="1.675cm" svg:x="22.1cm" svg:y="3.3cm">
            <draw:text-box>
              <text:p text:style-name="P4">Spreadsheet</text:p>
              <text:p text:style-name="P4">application</text:p>
            </draw:text-box>
          </draw:frame>
        </draw:g>
        <draw:connector draw:style-name="gr4" draw:text-style-name="P1" draw:layer="layout" draw:type="curve" svg:x1="5.6cm" svg:y1="1.8cm" svg:x2="10.728cm" svg:y2="2.6cm" draw:start-shape="id1" draw:start-glue-point="1" draw:end-shape="id2" draw:end-glue-point="0">
          <text:p text:style-name="P2"/>
        </draw:connector>
        <draw:connector draw:style-name="gr4" draw:text-style-name="P1" draw:layer="layout" draw:type="curve" svg:x1="5.446cm" svg:y1="4.6cm" svg:x2="9.6cm" svg:y2="3.682cm">
          <text:p text:style-name="P2"/>
        </draw:connector>
        <draw:connector draw:style-name="gr4" draw:text-style-name="P1" draw:layer="layout" draw:type="curve" svg:x1="11.856cm" svg:y1="3.682cm" svg:x2="16.768cm" svg:y2="2.282cm">
          <text:p text:style-name="P2"/>
        </draw:connector>
        <draw:connector draw:style-name="gr4" draw:text-style-name="P1" draw:layer="layout" draw:type="curve" svg:x1="18.525cm" svg:y1="2.282cm" svg:x2="23.018cm" svg:y2="2.282cm">
          <text:p text:style-name="P2"/>
        </draw:connector>
        <draw:frame draw:style-name="gr2" draw:text-style-name="P1" draw:id="id3" draw:layer="layout" svg:width="1.692cm" svg:height="1.692cm" svg:x="0.49cm" svg:y="18.668cm">
          <draw:image xlink:href="Pictures/1000020100000040000000409C56742A.png" xlink:type="simple" xlink:show="embed" xlink:actuate="onLoad">
            <text:p text:style-name="P2"/>
          </draw:image>
        </draw:frame>
        <draw:frame draw:style-name="gr2" draw:text-style-name="P1" draw:id="id5" draw:layer="layout" svg:width="1.692cm" svg:height="1.692cm" svg:x="3.766cm" svg:y="18.668cm">
          <draw:image xlink:href="Pictures/1000020100000040000000409C56742A.png" xlink:type="simple" xlink:show="embed" xlink:actuate="onLoad">
            <text:p text:style-name="P2"/>
          </draw:image>
        </draw:frame>
        <draw:frame draw:style-name="gr2" draw:text-style-name="P1" draw:id="id6" draw:layer="layout" svg:width="1.692cm" svg:height="1.692cm" svg:x="6.99cm" svg:y="18.668cm">
          <draw:image xlink:href="Pictures/1000020100000040000000409C56742A.png" xlink:type="simple" xlink:show="embed" xlink:actuate="onLoad">
            <text:p text:style-name="P2"/>
          </draw:image>
        </draw:frame>
        <draw:frame draw:style-name="gr2" draw:text-style-name="P1" draw:id="id7" draw:layer="layout" svg:width="1.692cm" svg:height="1.692cm" svg:x="3.766cm" svg:y="11.96cm">
          <draw:image xlink:href="Pictures/1000020100000040000000409C56742A.png" xlink:type="simple" xlink:show="embed" xlink:actuate="onLoad">
            <text:p text:style-name="P2"/>
          </draw:image>
        </draw:frame>
        <draw:frame draw:style-name="gr2" draw:text-style-name="P1" draw:id="id8" draw:layer="layout" svg:width="1.692cm" svg:height="1.692cm" svg:x="3.766cm" svg:y="8.168cm">
          <draw:image xlink:href="Pictures/1000020100000040000000405A07E256.png" xlink:type="simple" xlink:show="embed" xlink:actuate="onLoad">
            <text:p text:style-name="P2"/>
          </draw:image>
        </draw:frame>
        <draw:frame draw:style-name="gr2" draw:text-style-name="P1" draw:id="id4" draw:layer="layout" svg:width="1.756cm" svg:height="1.756cm" svg:x="3.734cm" svg:y="15.36cm">
          <draw:image xlink:href="Pictures/100002010000004000000040062A965A.png" xlink:type="simple" xlink:show="embed" xlink:actuate="onLoad">
            <text:p text:style-name="P2"/>
          </draw:image>
        </draw:frame>
        <draw:connector draw:style-name="gr4" draw:text-style-name="P1" draw:layer="layout" draw:type="curve" svg:x1="1.336cm" svg:y1="18.668cm" svg:x2="3.734cm" svg:y2="16.238cm" draw:start-shape="id3" draw:start-glue-point="0" draw:end-shape="id4" draw:end-glue-point="3">
          <text:p text:style-name="P2"/>
        </draw:connector>
        <draw:connector draw:style-name="gr4" draw:text-style-name="P1" draw:layer="layout" draw:type="curve" svg:x1="4.612cm" svg:y1="18.668cm" svg:x2="4.612cm" svg:y2="17.116cm" draw:start-shape="id5" draw:start-glue-point="0" draw:end-shape="id4" draw:end-glue-point="2">
          <text:p text:style-name="P2"/>
        </draw:connector>
        <draw:connector draw:style-name="gr4" draw:text-style-name="P1" draw:layer="layout" draw:type="curve" svg:x1="7.836cm" svg:y1="18.668cm" svg:x2="5.49cm" svg:y2="16.238cm" draw:start-shape="id6" draw:start-glue-point="0" draw:end-shape="id4" draw:end-glue-point="1">
          <text:p text:style-name="P2"/>
        </draw:connector>
        <draw:connector draw:style-name="gr4" draw:text-style-name="P1" draw:layer="layout" draw:type="curve" svg:x1="4.612cm" svg:y1="15.36cm" svg:x2="4.612cm" svg:y2="13.652cm" draw:start-shape="id4" draw:start-glue-point="0" draw:end-shape="id7" draw:end-glue-point="2">
          <text:p text:style-name="P2"/>
        </draw:connector>
        <draw:connector draw:style-name="gr5" draw:text-style-name="P1" draw:layer="layout" draw:type="curve" svg:x1="4.612cm" svg:y1="9.86cm" svg:x2="4.612cm" svg:y2="11.96cm" draw:start-shape="id8" draw:start-glue-point="2" draw:end-shape="id7">
          <text:p text:style-name="P2"/>
        </draw:connector>
        <draw:frame draw:style-name="gr3" draw:layer="layout" svg:width="3.597cm" svg:height="0.963cm" svg:x="5.29cm" svg:y="8.597cm">
          <draw:text-box>
            <text:p text:style-name="P2">Application</text:p>
          </draw:text-box>
        </draw:frame>
        <draw:frame draw:style-name="gr3" draw:layer="layout" svg:width="5.099cm" svg:height="0.963cm" svg:x="5.29cm" svg:y="12.468cm">
          <draw:text-box>
            <text:p text:style-name="P2">Data warehouse</text:p>
          </draw:text-box>
        </draw:frame>
        <draw:frame draw:style-name="gr3" draw:layer="layout" svg:width="4.236cm" svg:height="0.963cm" svg:x="2.49cm" svg:y="20.268cm">
          <draw:text-box>
            <text:p text:style-name="P2">Data sources</text:p>
          </draw:text-box>
        </draw:frame>
        <draw:frame draw:style-name="gr2" draw:text-style-name="P1" draw:id="id11" draw:layer="layout" svg:width="1.692cm" svg:height="1.692cm" svg:x="17.208cm" svg:y="18.7cm">
          <draw:image xlink:href="Pictures/1000020100000040000000409C56742A.png" xlink:type="simple" xlink:show="embed" xlink:actuate="onLoad">
            <text:p text:style-name="P2"/>
          </draw:image>
        </draw:frame>
        <draw:frame draw:style-name="gr2" draw:text-style-name="P1" draw:id="id12" draw:layer="layout" svg:width="1.692cm" svg:height="1.692cm" svg:x="20.812cm" svg:y="18.7cm">
          <draw:image xlink:href="Pictures/1000020100000040000000409C56742A.png" xlink:type="simple" xlink:show="embed" xlink:actuate="onLoad">
            <text:p text:style-name="P2"/>
          </draw:image>
        </draw:frame>
        <draw:frame draw:style-name="gr2" draw:text-style-name="P1" draw:id="id13" draw:layer="layout" svg:width="1.692cm" svg:height="1.692cm" svg:x="24.408cm" svg:y="18.7cm">
          <draw:image xlink:href="Pictures/1000020100000040000000409C56742A.png" xlink:type="simple" xlink:show="embed" xlink:actuate="onLoad">
            <text:p text:style-name="P2"/>
          </draw:image>
        </draw:frame>
        <draw:frame draw:style-name="gr3" draw:layer="layout" svg:width="4.236cm" svg:height="0.963cm" svg:x="19.54cm" svg:y="20.3cm">
          <draw:text-box>
            <text:p text:style-name="P2">Data sources</text:p>
          </draw:text-box>
        </draw:frame>
        <draw:frame draw:style-name="gr2" draw:text-style-name="P1" draw:id="id9" draw:layer="layout" svg:width="1.692cm" svg:height="1.692cm" svg:x="20.812cm" svg:y="8.2cm">
          <draw:image xlink:href="Pictures/1000020100000040000000405A07E256.png" xlink:type="simple" xlink:show="embed" xlink:actuate="onLoad">
            <text:p text:style-name="P2"/>
          </draw:image>
        </draw:frame>
        <draw:frame draw:style-name="gr3" draw:layer="layout" svg:width="3.597cm" svg:height="0.963cm" svg:x="22.311cm" svg:y="8.629cm">
          <draw:text-box>
            <text:p text:style-name="P2">Application</text:p>
          </draw:text-box>
        </draw:frame>
        <draw:custom-shape draw:style-name="gr6" draw:text-style-name="P4" draw:id="id10" draw:layer="layout" svg:width="8.5cm" svg:height="1.5cm" svg:x="17.408cm" svg:y="11.9cm">
          <text:p text:style-name="P4">Mediati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1.658cm" svg:y1="9.892cm" svg:x2="21.658cm" svg:y2="11.9cm" draw:start-shape="id9" draw:start-glue-point="2" draw:end-shape="id10">
          <text:p text:style-name="P2"/>
        </draw:connector>
        <draw:connector draw:style-name="gr5" draw:text-style-name="P1" draw:layer="layout" draw:type="curve" svg:x1="21.658cm" svg:y1="13.4cm" svg:x2="18.054cm" svg:y2="18.7cm" draw:start-shape="id10" draw:end-shape="id11">
          <text:p text:style-name="P2"/>
        </draw:connector>
        <draw:connector draw:style-name="gr5" draw:text-style-name="P1" draw:layer="layout" draw:type="curve" svg:x1="21.658cm" svg:y1="13.4cm" svg:x2="21.658cm" svg:y2="18.7cm" draw:start-shape="id10" draw:start-glue-point="2" draw:end-shape="id12" draw:end-glue-point="0">
          <text:p text:style-name="P2"/>
        </draw:connector>
        <draw:connector draw:style-name="gr5" draw:text-style-name="P1" draw:layer="layout" draw:type="curve" svg:x1="21.658cm" svg:y1="13.4cm" svg:x2="25.254cm" svg:y2="18.7cm" draw:start-shape="id10" draw:start-glue-point="2" draw:end-shape="id13" draw:end-glue-point="0">
          <text:p text:style-name="P2"/>
        </draw:connector>
        <draw:frame draw:style-name="gr3" draw:text-style-name="P6" draw:layer="layout" svg:width="1.539cm" svg:height="1.216cm" svg:x="13.1cm" svg:y="6.084cm">
          <draw:text-box>
            <text:p text:style-name="P2"><text:span text:style-name="T1">(a)</text:span></text:p>
          </draw:text-box>
        </draw:frame>
        <draw:frame draw:style-name="gr3" draw:text-style-name="P6" draw:layer="layout" svg:width="1.586cm" svg:height="1.216cm" svg:x="3.861cm" svg:y="21.7cm">
          <draw:text-box>
            <text:p text:style-name="P2"><text:span text:style-name="T1">(b)</text:span></text:p>
          </draw:text-box>
        </draw:frame>
        <draw:frame draw:style-name="gr3" draw:text-style-name="P6" draw:layer="layout" svg:width="1.539cm" svg:height="1.216cm" svg:x="21cm" svg:y="21.7cm">
          <draw:text-box>
            <text:p text:style-name="P2"><text:span text:style-name="T1">(c)</text:span></text:p>
          </draw:text-box>
        </draw:frame>
        <draw:frame draw:style-name="gr3" draw:layer="layout" svg:width="1.67cm" svg:height="0.963cm" svg:x="5.23cm" svg:y="15.1cm">
          <draw:text-box>
            <text:p text:style-name="P2">ETL</text:p>
          </draw:text-box>
        </draw:frame>
        <draw:custom-shape draw:style-name="gr6" draw:text-style-name="P7" draw:layer="layout" svg:width="2.5cm" svg:height="1cm" svg:x="17.5cm" svg:y="16cm">
          <text:p text:style-name="P7"><text:span text:style-name="T2">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cm" svg:height="1cm" svg:x="20.4cm" svg:y="16cm">
          <text:p text:style-name="P7"><text:span text:style-name="T2">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cm" svg:height="1cm" svg:x="23.3cm" svg:y="16cm">
          <text:p text:style-name="P7"><text:span text:style-name="T2">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radial" draw:cx="50%" draw:cy="50%" draw:start-color="#e6e6e6" draw:end-color="#ffffff" draw:start-intensity="100%" draw:end-intensity="100%" draw:border="0%"/>
    <draw:gradient draw:name="Light_20_blue" draw:display-name="Light blue" draw:style="linear" draw:start-color="#ffffff" draw:end-color="#99cc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7cm" fo:page-height="23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ulien Ponge</meta:initial-creator>
    <meta:creation-date>2008-01-30T17:41:10</meta:creation-date>
    <dc:creator>Julien Ponge</dc:creator>
    <dc:date>2008-04-21T16:38:34</dc:date>
    <meta:editing-cycles>14</meta:editing-cycles>
    <meta:editing-duration>PT39M36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